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margin-top="0cm" fo:margin-bottom="0.499cm"/>
    </style:style>
    <style:style style:name="P4" style:family="paragraph" style:parent-style-name="Standard" style:list-style-name="L1">
      <style:paragraph-properties fo:text-align="justify"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t;Load balancing is an important aspect of traffic engineering. “Load Balancing Algorithms in MPLS traffic Engineering.</text:p>
      <text:p text:style-name="Standard">→TEXCP and MATE are traffic engineering protocoles. REPLEX</text:p>
      <text:p text:style-name="Standard">-&gt;PREFLEX is a mutualistic framework where congestion control and traffic engineering . PREFLEX</text:p>
      <text:p text:style-name="Standard">-&gt;The internet architecture placed resource control at the edge, </text:p>
      <text:p text:style-name="Standard">The level of granularity.</text:p>
      <text:p text:style-name="Standard"/>
      <text:p text:style-name="P1">Parallelism <text:s/>is a necessity in today's networks. The needs that Internet needs to answer has enormously changed since it's creation. Internet was conceived to connect small research networks. At that time, connectivity was the main concern and the equipment capacity was limited and though restricted the function of core network nodes to a minimum and hence the end-to-end paradigm.</text:p>
      <text:p text:style-name="P1">However today, the equipment capacity increased and could be seen in the, the need for better robustness and an enhanced performance could be achieved through path diversity. For a network operator perspective,</text:p>
      <text:p text:style-name="P1">but even if traffic enhancement is recognised as a policy that could be adopted for traffic engineering in what is called traffic oriented policies (RFC3272), the most of traffic engineering approaches are rather resource oriented based. It's true that by making sure that no route is more congested then another, the user experience will be enhanced. But how we will perform if we try to rearct directly to what the user experience? </text:p>
      <text:p text:style-name="P1">One of the issues that restricetd to achieve this goal is in the nature of internet its self. Internet was designed so somly end host could see the congestion experienced and not the network. Such limitation affetct directly how the capacity is shared in the network. This limitation is also preventing ISPs from making sure that the network capacity is fairly distributed among their customers. Indeed, a larger share of the capacity is now monopolized by a minority of users. </text:p>
      <text:p text:style-name="P1"/>
      <text:p text:style-name="P1">ISP's concerned/attentive to make sure that the network capacity is fairly distributed among users and that not only a minority of users </text:p>
      <text:p text:style-name="P1"><text:s/>Router are meant to only look at the IP header for forwarding information and aren't informed of the about the congestion experienced by the flows.</text:p>
      <text:p text:style-name="P1"/>
      <text:p text:style-name="P2">In recent years ISPs have seen a minority of users taking a larger share of the network by using applications that transfer data <text:s/>continuously for hours or even days at a time and even opening multiple simultaneous TCP connections.</text:p>
      <text:p text:style-name="P2"/>
      <text:p text:style-name="P2">So we propose a new approach which we call congestion exposure. <text:s/>We <text:s text:c="2"/>propose that congestion information should be made visible at the IP layer, so that any network node can measure the contribution to congestion of an aggregate of traffic as easily as straight volume can be measured today. <text:s/>Once the information is exposed in this way, it is then possible to use it to measure the true impact of any traffic on the network. <text:s/>Lacking the ability to see congestion, some ISPs count the volume each user transfers. <text:s/>On this basis LEDBAT applications would get blamed for hogging the network given the large amount of volume they transfer</text:p>
      <text:p text:style-name="P2"/>
      <text:p text:style-name="P2">motivations for congestion exposure:</text:p>
      <text:p text:style-name="P2">→ encourage the deployemnet of low-congestion protocols like </text:p>
      <text:p text:style-name="P2"/>
      <text:p text:style-name="P1"/>
      <text:p text:style-name="P1">Traffic Engineering</text:p>
      <text:p text:style-name="P1"/>
      <text:p text:style-name="P1">Traffic engineering is the discipline concerned with the performance evaluation <text:s/>and optimization of <text:s/>networks. <text:s/>This aspect of network engineering applies technology and scientific principles to measure, model and control the traffic. <text:s/>\cite {RFC 3272}. <text:s/></text:p>
      <text:p text:style-name="P1">The main objectives behind this intervention is to enhance the performance of an network, that <text:soft-page-break/>could be perceived from both, traffic and </text:p>
      <text:p text:style-name="P1"/>
      <text:p text:style-name="P1"/>
      <text:p text:style-name="P1"/>
      <text:p text:style-name="P1">History and basic concepts</text:p>
      <text:p text:style-name="P1"/>
      <text:p text:style-name="P1">RFC 3272</text:p>
      <text:p text:style-name="P2"><text:s/>Ultimately, it is the performance of the network as seen by end users</text:p>
      <text:p text:style-name="Preformatted_20_Text"><text:s text:c="3"/>of network services that is truly paramount. <text:s/>This crucial point</text:p>
      <text:p text:style-name="Preformatted_20_Text"><text:s text:c="3"/>should be considered throughout the development of traffic</text:p>
      <text:p text:style-name="Preformatted_20_Text"><text:s text:c="3"/>engineering mechanisms and policies. <text:s/>The characteristics visible to</text:p>
      <text:p text:style-name="Preformatted_20_Text"><text:s text:c="3"/>end users are the emergent properties of the network, which are the</text:p>
      <text:p text:style-name="Preformatted_20_Text"><text:s text:c="3"/>characteristics of the network when viewed as a whole. <text:s/>A central</text:p>
      <text:p text:style-name="Preformatted_20_Text"><text:s text:c="3"/>goal of the service provider, therefore, is to enhance the emergent</text:p>
      <text:p text:style-name="Preformatted_20_Text"><text:s text:c="3"/>properties of the network while taking economic considerations into</text:p>
      <text:p text:style-name="Preformatted_20_Text"><text:s text:c="3"/>account.</text:p>
      <text:p text:style-name="Preformatted_20_Text"/>
      <text:p text:style-name="Preformatted_20_Text"><text:s text:c="3"/>The importance of the above observation regarding the emergent</text:p>
      <text:p text:style-name="Preformatted_20_Text"><text:s text:c="3"/>properties of networks is that special care must be taken when</text:p>
      <text:p text:style-name="Preformatted_20_Text"><text:s text:c="3"/>choosing network performance measures to optimize. <text:s/>Optimizing the</text:p>
      <text:p text:style-name="Preformatted_20_Text"><text:s text:c="3"/>wrong measures may achieve certain local objectives, but may have</text:p>
      <text:p text:style-name="Preformatted_20_Text"/>
      <text:p text:style-name="Preformatted_20_Text"><text:s text:c="3"/>disastrous consequences on the emergent properties of the network and</text:p>
      <text:p text:style-name="Preformatted_20_Text"><text:s text:c="3"/>thereby on the quality of service perceived by end-users of network</text:p>
      <text:p text:style-name="P3"><text:s text:c="3"/>services.</text:p>
      <text:p text:style-name="P1"/>
      <text:p text:style-name="P1">Congestion:</text:p>
      <text:p text:style-name="P1"/>
      <text:p text:style-name="P1">Problem</text:p>
      <text:p text:style-name="P2"><text:bookmark text:name="section-2"/>2. <text:s/>The Problem</text:p>
      <text:p text:style-name="Preformatted_20_Text"/>
      <text:p text:style-name="Preformatted_20_Text"/>
      <text:p text:style-name="P3"><text:bookmark text:name="section-2.1"/>2.1. <text:s/>Congestion is not the problem</text:p>
      <text:p text:style-name="Preformatted_20_Text"/>
      <text:p text:style-name="Preformatted_20_Text"/>
      <text:p text:style-name="Preformatted_20_Text"><text:s text:c="3"/>The problem is not congestion itself. <text:s/>The problem is how best to</text:p>
      <text:p text:style-name="Preformatted_20_Text"><text:s text:c="3"/>share available capacity. <text:s/>When too much traffic meets too little</text:p>
      <text:p text:style-name="Preformatted_20_Text"><text:s text:c="3"/>capacity, congestion occurs. <text:s/>Then we have to share out what capacity</text:p>
      <text:p text:style-name="Preformatted_20_Text"><text:s text:c="3"/>there is. <text:s/>But we should not (and cannot) solve the capacity sharing</text:p>
      <text:p text:style-name="Preformatted_20_Text"><text:s text:c="3"/>problem by trying to make it go away - by saying there should somehow</text:p>
      <text:p text:style-name="Preformatted_20_Text"><text:s text:c="3"/>be no congestion, slower traffic or more capacity. <text:s/>That misses the</text:p>
      <text:p text:style-name="Preformatted_20_Text"><text:s text:c="3"/>whole point of the Internet: to multiplex or share available capacity</text:p>
      <text:p text:style-name="Preformatted_20_Text"><text:s text:c="3"/>at maximum utilisation.</text:p>
      <text:p text:style-name="Preformatted_20_Text"/>
      <text:p text:style-name="Preformatted_20_Text"><text:s text:c="3"/>So as we say, the problem is not congestion in itself. <text:s/>Every elastic</text:p>
      <text:p text:style-name="Preformatted_20_Text"><text:s text:c="3"/>data transfer should (and usually will) congest a healthy data</text:p>
      <text:p text:style-name="Preformatted_20_Text"><text:s text:c="3"/>network. <text:s/>If it doesn't, its transport protocol is broken. <text:s/>There</text:p>
      <text:p text:style-name="Preformatted_20_Text"><text:s text:c="3"/>should always be periods approaching 100% utilisation at some link</text:p>
      <text:p text:style-name="Preformatted_20_Text"><text:s text:c="3"/>along every data path through the Internet, implying that frequent</text:p>
      <text:p text:style-name="Preformatted_20_Text"><text:s text:c="3"/>periods of congestion are a healthy sign. <text:s/>If transport protocols are</text:p>
      <text:p text:style-name="Preformatted_20_Text"><text:s text:c="3"/>too weak to congest capacity, they are under-utilising it and hanging</text:p>
      <text:p text:style-name="Preformatted_20_Text"><text:s text:c="3"/>around longer than they need to, reducing the capacity available for</text:p>
      <text:p text:style-name="Preformatted_20_Text"><text:s text:c="3"/>the next data transfers that might be about to start.</text:p>
      <text:p text:style-name="Preformatted_20_Text"/>
      <text:p text:style-name="P3"><text:bookmark text:name="section-2.2"/>2.2. <text:s/>Increase capacity or manage traffic?</text:p>
      <text:p text:style-name="Preformatted_20_Text"><text:s text:c="3"/>Some say the problem is that ISPs should invest in more capacity.</text:p>
      <text:p text:style-name="Preformatted_20_Text"><text:soft-page-break/><text:s text:c="3"/>Certainly increasing capacity should make the congested periods</text:p>
      <text:p text:style-name="Preformatted_20_Text"><text:s text:c="3"/>during data transfers shorter and the non-congested gaps between them</text:p>
      <text:p text:style-name="Preformatted_20_Text"><text:s text:c="3"/>longer. <text:s/>The argument goes that if capacity were large enough it</text:p>
      <text:p text:style-name="Preformatted_20_Text"><text:s text:c="3"/>would make the periods when there is a capacity sharing problem</text:p>
      <text:p text:style-name="Preformatted_20_Text"><text:s text:c="3"/>insignificant and not worth solving.</text:p>
      <text:p text:style-name="Preformatted_20_Text"/>
      <text:p text:style-name="Preformatted_20_Text"><text:s text:c="3"/>Yet, ISPs are facing a quandary - traffic is growing rapidly and</text:p>
      <text:p text:style-name="Preformatted_20_Text"><text:s text:c="3"/>traffic patterns are changing significantly (see <text:a xlink:type="simple" xlink:href="http://tools.ietf.org/html/draft-moncaster-congestion-exposure-problem-03#section-4">Section 4</text:a> and</text:p>
      <text:p text:style-name="Preformatted_20_Text"><text:s text:c="3"/>[<text:a xlink:type="simple" xlink:href="http://tools.ietf.org/html/draft-moncaster-congestion-exposure-problem-03#ref-Cisco-VNI">Cisco-VNI</text:a>]) They know that any increases in capacity will have to be</text:p>
      <text:p text:style-name="Preformatted_20_Text"><text:s text:c="3"/>paid for by all their customers but capacity growth will be of most</text:p>
      <text:p text:style-name="Preformatted_20_Text"><text:s text:c="3"/>benefit to the heaviest users. <text:s/>Faced with these problems, some ISPs</text:p>
      <text:p text:style-name="Preformatted_20_Text"><text:s text:c="3"/>are seeking to reduce what they regard as "heavy usage" in order to</text:p>
      <text:p text:style-name="Preformatted_20_Text"><text:s text:c="3"/>improve the service experienced by the majority of their customers.</text:p>
      <text:p text:style-name="Preformatted_20_Text"/>
      <text:p text:style-name="Preformatted_20_Text"><text:s text:c="3"/>If done properly, managing traffic should be a valid alternative to</text:p>
      <text:p text:style-name="Preformatted_20_Text"><text:s text:c="3"/>increasing capacity. <text:s/>An ISP's customers can vote with their feet if</text:p>
      <text:p text:style-name="Preformatted_20_Text"><text:s text:c="3"/>the ISP chooses the wrong balance between making the service more</text:p>
      <text:p text:style-name="Preformatted_20_Text"><text:s text:c="3"/>expensive or managing heavy traffic. <text:s/>Current traffic management</text:p>
      <text:p text:style-name="Preformatted_20_Text"><text:s text:c="3"/>techniques <text:a xlink:type="simple" xlink:href="http://tools.ietf.org/html/draft-moncaster-congestion-exposure-problem-03#section-3">Section 3</text:a> fight against the capacity shares that TCP is</text:p>
      <text:p text:style-name="Preformatted_20_Text"><text:s text:c="3"/>aiming for. <text:s/>Ironically, they try to impose something approaching</text:p>
      <text:p text:style-name="Preformatted_20_Text"><text:s text:c="3"/>LEDBAT-like behaviour on heavier flows. <text:s/>But as we have seen, they</text:p>
      <text:p text:style-name="Preformatted_20_Text"><text:s text:c="3"/>cannot give LEDBAT the credit for doing this itself - the network</text:p>
      <text:p text:style-name="Preformatted_20_Text"><text:s text:c="3"/>just sees a LEDBAT flow as a large amount of volume.</text:p>
      <text:p text:style-name="Preformatted_20_Text"/>
      <text:p text:style-name="Preformatted_20_Text"><text:s text:c="3"/>Thus the problem for the IETF is to ensure that ISPs and their</text:p>
      <text:p text:style-name="Preformatted_20_Text"><text:s text:c="3"/>equipment suppliers have appropriate protocol support - not just to</text:p>
      <text:p text:style-name="Preformatted_20_Text"><text:s text:c="3"/>impose good capacity sharing themselves, but to encourage end-to-end</text:p>
      <text:p text:style-name="P3"><text:s text:c="3"/>protocols to share out capacity in everyone's best interests.</text:p>
      <text:p text:style-name="P1"/>
      <text:p text:style-name="P1">Traffic control</text:p>
      <text:p text:style-name="P1">L3 Measurment :</text:p>
      <text:p text:style-name="P1">Architecturally is good, fitting with the hourglass architecture of the internet, but limited possibilities: </text:p>
      <text:list xml:id="list278583551" text:style-name="L1">
        <text:list-item>
          <text:p text:style-name="P4">Volume Acounting</text:p>
        </text:list-item>
        <text:list-item>
          <text:p text:style-name="P4">Rate measurement</text:p>
        </text:list-item>
      </text:list>
      <text:p text:style-name="P1"/>
      <text:p text:style-name="P1"/>
      <text:p text:style-name="P1"/>
      <text:p text:style-name="P1">Parallelism is prevading the interenet and it is good for many reasons. Robustesness is the main of them, however efficient resource pooling are missing. This is a traffic engineering preblematic but there is a bigger problem with the whole architecture in general</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14T15:18:50</meta:creation-date>
    <dc:date>2010-08-25T10:42:41</dc:date>
    <dc:creator>Imad GRANDI</dc:creator>
    <meta:editing-duration>PT27H34M39S</meta:editing-duration>
    <meta:editing-cycles>17</meta:editing-cycles>
    <meta:generator>OpenOffice.org/3.2$Linux OpenOffice.org_project/320m12$Build-9483</meta:generator>
    <meta:document-statistic meta:table-count="0" meta:image-count="0" meta:object-count="0" meta:page-count="3" meta:paragraph-count="90" meta:word-count="1246" meta:character-count="7960"/>
  </office:meta>
</office:document-meta>
</file>